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07:26.748537247</dc:date>
    <meta:editing-duration>PT1H27M41S</meta:editing-duration>
    <meta:editing-cycles>25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7.63999999999999">
                <text:p>7.63999999999999</text:p>
              </table:table-cell>
              <table:table-cell office:value-type="float" office:value="98.18">
                <text:p>98.18</text:p>
              </table:table-cell>
              <table:table-cell office:value-type="float" office:value="9.53999999999999">
                <text:p>9.53999999999999</text:p>
              </table:table-cell>
              <table:table-cell office:value-type="float" office:value="2.15">
                <text:p>2.15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6.55">
                <text:p>6.55</text:p>
              </table:table-cell>
              <table:table-cell office:value-type="float" office:value="70.18">
                <text:p>70.18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89.57">
                <text:p>89.57</text:p>
              </table:table-cell>
              <table:table-cell office:value-type="float" office:value="99.66">
                <text:p>99.66</text:p>
              </table:table-cell>
              <table:table-cell office:value-type="float" office:value="99.58">
                <text:p>99.58</text:p>
              </table:table-cell>
              <table:table-cell office:value-type="float" office:value="99.42">
                <text:p>99.42</text:p>
              </table:table-cell>
              <table:table-cell office:value-type="float" office:value="38.26">
                <text:p>38.26</text:p>
              </table:table-cell>
              <table:table-cell office:value-type="float" office:value="99.87">
                <text:p>99.87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3672222222222">
                <text:p>62.3672222222222</text:p>
              </table:table-cell>
              <table:table-cell office:value-type="float" office:value="98.2985714285714">
                <text:p>98.2985714285714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87.64">
                <text:p>87.64</text:p>
              </table:table-cell>
              <table:table-cell office:value-type="float" office:value="7.42999999999999">
                <text:p>7.42999999999999</text:p>
              </table:table-cell>
              <table:table-cell office:value-type="float" office:value="1.03">
                <text:p>1.03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879999999999992">
                <text:p>0.879999999999992</text:p>
              </table:table-cell>
              <table:table-cell office:value-type="float" office:value="30.06">
                <text:p>30.06</text:p>
              </table:table-cell>
              <table:table-cell office:value-type="float" office:value="2.04">
                <text:p>2.04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4">
                <text:p>99.34</text:p>
              </table:table-cell>
              <table:table-cell office:value-type="float" office:value="78.54">
                <text:p>78.54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1.57">
                <text:p>81.57</text:p>
              </table:table-cell>
              <table:table-cell office:value-type="float" office:value="11.65">
                <text:p>11.65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49.9783333333333">
                <text:p>49.9783333333333</text:p>
              </table:table-cell>
              <table:table-cell office:value-type="float" office:value="96.69">
                <text:p>96.69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7.83999999999999">
                <text:p>7.83999999999999</text:p>
              </table:table-cell>
              <table:table-cell office:value-type="float" office:value="5.80999999999999">
                <text:p>5.80999999999999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5.10999999999999">
                <text:p>5.10999999999999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7.85">
                <text:p>97.85</text:p>
              </table:table-cell>
              <table:table-cell office:value-type="float" office:value="60.61">
                <text:p>60.61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11.53">
                <text:p>11.5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99.83">
                <text:p>99.83</text:p>
              </table:table-cell>
              <table:table-cell office:value-type="float" office:value="79.02">
                <text:p>79.02</text:p>
              </table:table-cell>
              <table:table-cell office:value-type="float" office:value="NaN">
                <text:p>NaN</text:p>
              </table:table-cell>
              <table:table-cell office:value-type="float" office:value="37.1166666666667">
                <text:p>37.1166666666667</text:p>
              </table:table-cell>
              <table:table-cell office:value-type="float" office:value="90.9185714285714">
                <text:p>90.9185714285714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8999999999999">
                <text:p>3.78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3.51">
                <text:p>43.51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0">
                <text:p>0</text:p>
              </table:table-cell>
              <table:table-cell office:value-type="float" office:value="99.74">
                <text:p>99.74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22.9183333333333">
                <text:p>22.9183333333333</text:p>
              </table:table-cell>
              <table:table-cell office:value-type="float" office:value="57.98">
                <text:p>57.98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0">
                <text:p>0</text:p>
              </table:table-cell>
              <table:table-cell office:value-type="float" office:value="28.16">
                <text:p>28.16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02">
                <text:p>30.02</text:p>
              </table:table-cell>
              <table:table-cell office:value-type="float" office:value="NaN">
                <text:p>NaN</text:p>
              </table:table-cell>
              <table:table-cell office:value-type="float" office:value="8.77388888888889">
                <text:p>8.77388888888889</text:p>
              </table:table-cell>
              <table:table-cell office:value-type="float" office:value="22.5614285714286">
                <text:p>22.56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